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6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5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8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8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3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6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6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8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5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8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8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6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8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8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8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8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4"/>
        </table:table-row>
        <table:table-row table:style-name="ro2">
          <table:table-cell office:value-type="string">
            <text:p>Finance</text:p>
          </table:table-cell>
          <table:table-cell table:style-name="ce1" office:value-type="string">
            <text:p>Amortization-Schedule.ots</text:p>
          </table:table-cell>
          <table:table-cell table:style-name="ce1"/>
          <table:table-cell table:style-name="ce2" office:value-type="string">
            <text:p>Rob Robert Wadley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book template.ott</text:p>
          </table:table-cell>
          <table:table-cell table:style-name="ce1"/>
          <table:table-cell table:style-name="ce1" office:value-type="string">
            <text:p>Donald Adé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DialogSheetEg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CoverLetter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ferences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2">
          <table:table-cell office:value-type="string">
            <text:p>Personal</text:p>
          </table:table-cell>
          <table:table-cell table:style-name="ce1" office:value-type="string">
            <text:p>personalResume.ott</text:p>
          </table:table-cell>
          <table:table-cell table:style-name="ce1"/>
          <table:table-cell table:style-name="ce2" office:value-type="string">
            <text:p>Sean Pe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pos.ots</text:p>
          </table:table-cell>
          <table:table-cell table:style-name="ce1"/>
          <table:table-cell table:style-name="ce1" office:value-type="string">
            <text:p>Tanm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table:style-name="ce1" office:value-type="string">
            <text:p>tyro_rota 05b.ots</text:p>
          </table:table-cell>
          <table:table-cell table:style-name="ce1"/>
          <table:table-cell table:style-name="ce1" office:value-type="string">
            <text:p>Steve Churchill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compladient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GreenNGray.otp</text:p>
          </table:table-cell>
          <table:table-cell table:style-name="ce1"/>
          <table:table-cell table:style-name="ce1" office:value-type="string">
            <text:p>vimalkumar velayudha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table:style-name="ce1" office:value-type="string">
            <text:p>letterpress.otp</text:p>
          </table:table-cell>
          <table:table-cell table:style-name="ce1"/>
          <table:table-cell table:style-name="ce1" office:value-type="string">
            <text:p>Sean Parsons</text:p>
          </table:table-cell>
          <table:table-cell table:style-name="ce1"/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3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7"/>
        </table:table-row>
        <table:table-row table:style-name="ro2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7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mweltschut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7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5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.ott</text:p>
          </table:table-cell>
          <table:table-cell table:style-name="ce1"/>
          <table:table-cell table:style-name="ce1" office:value-type="string">
            <text:p>Florian Schuh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briefvorlage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fahrtenbuch.ots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1" office:value-type="string">
            <text:p>Invoice-Rechnung.ots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lassen-Schulnoten-Verwaltung_Noten_1-6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 office:value-type="string">
            <text:p>csantelmann@gmx.de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table:style-name="ce1" office:value-type="string">
            <text:p>Kursnoten_15_Punkte.ots</text:p>
          </table:table-cell>
          <table:table-cell table:style-name="ce1"/>
          <table:table-cell table:style-name="ce1" office:value-type="string">
            <text:p>Cord Santelmann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notiz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1" office:value-type="string">
            <text:p>Standard Geschaeftlich Neutral.ott</text:p>
          </table:table-cell>
          <table:table-cell table:style-name="ce1"/>
          <table:table-cell table:style-name="ce1" office:value-type="string">
            <text:p>Reiner Block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Personal</text:p>
          </table:table-cell>
          <table:table-cell table:style-name="ce1" office:value-type="string">
            <text:p>tabellarischer_lebenslauf.ott</text:p>
          </table:table-cell>
          <table:table-cell table:style-name="ce1"/>
          <table:table-cell table:style-name="ce1" office:value-type="string">
            <text:p>Tibor Attila Anca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7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7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31393-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4-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table:style-name="ce4" office:value-type="string">
            <text:p>Rolf Meyer</text:p>
          </table:table-cell>
          <table:table-cell table:style-name="ce4"/>
          <table:table-cell table:style-name="ce4" office:value-type="string">
            <text:p>LGPL</text:p>
          </table:table-cell>
          <table:table-cell table:style-name="ce4"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7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7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7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7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7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7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3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Officorr</text:p>
          </table:table-cell>
          <table:table-cell table:style-name="ce4" office:value-type="string">
            <text:p>Level_sablon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  <table:table-row table:style-name="ro1">
          <table:table-cell office:value-type="string">
            <text:p>Finance</text:p>
          </table:table-cell>
          <table:table-cell table:style-name="ce4" office:value-type="string">
            <text:p>afas_szamla.ott</text:p>
          </table:table-cell>
          <table:table-cell table:style-name="ce4"/>
          <table:table-cell table:style-name="ce4" office:value-type="string">
            <text:p>Tibor Attila Anca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number-columns-repeated="2"/>
        </table:table-row>
      </table:table>
      <table:table table:name="French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gendaSemaine1.1.od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Italienne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euillemetrePaysage.ott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Affiche_vente_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horizont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nnuel_Vertica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2005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mensuel_f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rier_perpetuel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rnet_de_notes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agramflux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finalTP-1.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airePart-Vierge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HalPiratcd.od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f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logigramm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dele_HowTo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note_moyenn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organigramf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brochu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artvpro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etelettref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cturefr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fr.ott</text:p>
          </table:table-cell>
          <table:table-cell table:number-columns-repeated="254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Offimisc</text:p>
          </table:table-cell>
          <table:table-cell table:style-name="ce1" office:value-type="string">
            <text:p>Lettre-EnveloppeFenetreC65.ott</text:p>
          </table:table-cell>
          <table:table-cell table:style-name="ce1"/>
          <table:table-cell table:style-name="ce1" office:value-type="string">
            <text:p>Alexis Haeringer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Italian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1" table:number-columns-repeated="254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table:style-name="ce1" office:value-type="string">
            <text:p>Finance</text:p>
          </table:table-cell>
          <table:table-cell table:style-name="ce1" office:value-type="string">
            <text:p>notaspese.ods</text:p>
          </table:table-cell>
          <table:table-cell table:style-name="ce1"/>
          <table:table-cell table:style-name="ce1" office:value-type="string">
            <text:p>Giuseppe Giuseppe Pignataro</text:p>
          </table:table-cell>
          <table:table-cell table:style-name="ce1"/>
          <table:table-cell table:style-name="ce1" office:value-type="string">
            <text:p>GPL</text:p>
          </table:table-cell>
          <table:table-cell table:style-name="ce1" office:value-type="string">
            <text:p>http://kde-files.org/index.php?xsortmode=new&amp;page=0&amp;xcontentmode=630x631x632x633x634</text:p>
          </table:table-cell>
          <table:table-cell table:style-name="ce1" table:number-columns-repeated="249"/>
        </table:table-row>
      </table:table>
      <table:table table:name="KA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table table:name="TR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</table:table-row>
      </table:table>
      <table:database-ranges>
        <table:database-range table:target-range-address="English.A1:English.J40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6">2007.09.16</text:date>, <text:time>11:55:06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
  </meta:generator>
    <meta:creation-date>2007-04-25T07:50:52</meta:creation-date>
    <dc:date>2007-09-16T11:55:06</dc:date>
    <dc:language>hu-HU</dc:language>
    <meta:editing-cycles>102</meta:editing-cycles>
    <meta:editing-duration>PT12H26M4S</meta:editing-duration>
    <meta:user-defined meta:name="Info 1"/>
    <meta:user-defined meta:name="Info 2"/>
    <meta:user-defined meta:name="Info 3"/>
    <meta:user-defined meta:name="Info 4"/>
    <meta:document-statistic meta:table-count="7" meta:cell-count="3643"/>
  </office:meta>
</office:document-meta>
</file>